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cecec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666666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8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4.445cm" svg:x="9.35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2cm" svg:height="1.27cm" svg:x="9.985cm" svg:y="3.54cm">
          <draw:text-box>
            <text:p text:style-name="P2"><text:span text:style-name="T1">sfSympalContent</text:span></text:p>
          </draw:text-box>
        </draw:frame>
        <draw:frame draw:style-name="gr3" draw:text-style-name="P3" draw:layer="layout" svg:width="6.985cm" svg:height="2.028cm" svg:x="9.985cm" svg:y="4.81cm">
          <draw:text-box>
            <text:p text:style-name="P3"><text:span text:style-name="T2">id <text:s text:c="4"/>content_type_id</text:span></text:p>
            <text:p text:style-name="P3">1 <text:s text:c="4"/>2</text:p>
          </draw:text-box>
        </draw:frame>
        <draw:custom-shape draw:style-name="gr1" draw:text-style-name="P1" draw:layer="layout" svg:width="9.43cm" svg:height="4.445cm" svg:x="16.875cm" svg:y="9.2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95cm" svg:height="1.27cm" svg:x="17.21cm" svg:y="9.89cm">
          <draw:text-box>
            <text:p text:style-name="P2"><text:span text:style-name="T1">sfSympalContentType</text:span></text:p>
          </draw:text-box>
        </draw:frame>
        <draw:frame draw:style-name="gr3" draw:text-style-name="P3" draw:layer="layout" svg:width="6.985cm" svg:height="2.028cm" svg:x="17.25cm" svg:y="11.16cm">
          <draw:text-box>
            <text:p text:style-name="P3"><text:span text:style-name="T2">id <text:s text:c="4"/>name</text:span></text:p>
            <text:p text:style-name="P3">2 <text:s text:c="4"/>sfSympalPage</text:p>
          </draw:text-box>
        </draw:frame>
        <draw:custom-shape draw:style-name="gr1" draw:text-style-name="P1" draw:layer="layout" svg:width="13.335cm" svg:height="4.445cm" svg:x="4.81cm" svg:y="14.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2cm" svg:height="1.27cm" svg:x="5.445cm" svg:y="15.605cm">
          <draw:text-box>
            <text:p text:style-name="P2"><text:span text:style-name="T1">sfSympalPage</text:span></text:p>
          </draw:text-box>
        </draw:frame>
        <draw:frame draw:style-name="gr3" draw:text-style-name="P3" draw:layer="layout" svg:width="12.7cm" svg:height="2.028cm" svg:x="5.445cm" svg:y="16.875cm">
          <draw:text-box>
            <text:p text:style-name="P3"><text:span text:style-name="T2">id <text:s text:c="4"/>content_id <text:s/>title</text:span></text:p>
            <text:p text:style-name="P3">3 <text:s text:c="5"/>1 <text:s text:c="15"/>Homepage</text:p>
          </draw:text-box>
        </draw:frame>
        <draw:line draw:style-name="gr4" draw:text-style-name="P1" draw:layer="layout" svg:x1="11.795cm" svg:y1="6.715cm" svg:x2="17.51cm" svg:y2="12.43cm">
          <text:p/>
        </draw:line>
        <draw:line draw:style-name="gr4" draw:text-style-name="P1" draw:layer="layout" svg:x1="20.685cm" svg:y1="13.065cm" svg:x2="11.16cm" svg:y2="16.24cm">
          <text:p/>
        </draw:line>
        <draw:custom-shape draw:style-name="gr5" draw:text-style-name="P1" draw:layer="layout" svg:width="10.16cm" svg:height="3.21cm" svg:x="1.635cm" svg:y="9.85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16cm" svg:height="3.175cm" svg:x="1.635cm" svg:y="9.89cm">
          <draw:text-box>
            <text:p text:style-name="P4"><text:span text:style-name="T2">The sfSympalContent </text:span><text:span text:style-name="T3">and </text:span><text:span text:style-name="T2">sfSympalPage records</text:span><text:span text:style-name="T3"> are ultimately <text:s/>joined into a one-to-one relationship</text:span></text:p>
          </draw:text-box>
        </draw:frame>
        <draw:line draw:style-name="gr4" draw:text-style-name="P1" draw:layer="layout" svg:x1="10.525cm" svg:y1="6.715cm" svg:x2="7.35cm" svg:y2="9.89cm">
          <text:p/>
        </draw:line>
        <draw:line draw:style-name="gr4" draw:text-style-name="P1" draw:layer="layout" svg:x1="5.445cm" svg:y1="18.145cm" svg:x2="4.81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yan </meta:initial-creator>
    <meta:creation-date>2010-04-10T11:50:13</meta:creation-date>
    <dc:date>2010-04-10T12:24:55</dc:date>
    <dc:creator>Ryan </dc:creator>
    <meta:editing-duration>PT00H34M43S</meta:editing-duration>
    <meta:editing-cycles>6</meta:editing-cycles>
    <meta:generator>OpenOffice.org/3.1$Unix OpenOffice.org_project/310m19$Build-9420</meta:generator>
    <meta:document-statistic meta:object-count="15"/>
  </office:meta>
</office:document-meta>
</file>